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d4bfd" officeooo:paragraph-rsid="000d4bfd"/>
    </style:style>
    <style:style style:name="P2" style:family="paragraph" style:parent-style-name="Heading_20_2">
      <style:text-properties style:font-name="Liberation Sans1" fo:font-size="16.1000003814697pt" fo:font-weight="bold" officeooo:rsid="000d4bfd" officeooo:paragraph-rsid="000d4bf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3" style:family="paragraph" style:parent-style-name="Heading_20_2">
      <style:text-properties officeooo:rsid="000edb9e" officeooo:paragraph-rsid="000edb9e"/>
    </style:style>
    <style:style style:name="P4" style:family="paragraph" style:parent-style-name="Heading_20_2">
      <style:text-properties officeooo:rsid="00180bf9" officeooo:paragraph-rsid="00180bf9"/>
    </style:style>
    <style:style style:name="P5" style:family="paragraph" style:parent-style-name="Heading_20_2">
      <style:text-properties officeooo:rsid="0018ccb7" officeooo:paragraph-rsid="0018ccb7"/>
    </style:style>
    <style:style style:name="P6" style:family="paragraph" style:parent-style-name="Table_20_Contents">
      <style:text-properties officeooo:rsid="0010917b" officeooo:paragraph-rsid="0010917b"/>
    </style:style>
    <style:style style:name="P7" style:family="paragraph" style:parent-style-name="Text_20_body">
      <style:text-properties officeooo:rsid="000d4bfd" officeooo:paragraph-rsid="000d4bfd"/>
    </style:style>
    <style:style style:name="P8" style:family="paragraph" style:parent-style-name="Text_20_body" style:list-style-name="L1">
      <style:text-properties officeooo:rsid="000d4bfd" officeooo:paragraph-rsid="000d4bfd"/>
    </style:style>
    <style:style style:name="P9" style:family="paragraph" style:parent-style-name="Text_20_body">
      <style:text-properties officeooo:paragraph-rsid="000d4bfd"/>
    </style:style>
    <style:style style:name="P10" style:family="paragraph" style:parent-style-name="Text_20_body" style:list-style-name="L1">
      <style:text-properties officeooo:rsid="000edb9e" officeooo:paragraph-rsid="000f949c"/>
    </style:style>
    <style:style style:name="P11" style:family="paragraph" style:parent-style-name="Text_20_body">
      <style:text-properties officeooo:rsid="000edb9e" officeooo:paragraph-rsid="000edb9e"/>
    </style:style>
    <style:style style:name="P12" style:family="paragraph" style:parent-style-name="Text_20_body">
      <style:text-properties officeooo:rsid="00148f66" officeooo:paragraph-rsid="00148f66"/>
    </style:style>
    <style:style style:name="P13" style:family="paragraph" style:parent-style-name="Text_20_body">
      <style:text-properties officeooo:rsid="00180bf9" officeooo:paragraph-rsid="00180bf9"/>
    </style:style>
    <style:style style:name="P14" style:family="paragraph" style:parent-style-name="Text_20_body">
      <style:text-properties officeooo:paragraph-rsid="0018ccb7"/>
    </style:style>
    <style:style style:name="P15" style:family="paragraph" style:parent-style-name="Title">
      <style:text-properties officeooo:rsid="0009f190" officeooo:paragraph-rsid="0009f190"/>
    </style:style>
    <style:style style:name="T1" style:family="text">
      <style:text-properties officeooo:rsid="000d4bfd"/>
    </style:style>
    <style:style style:name="T2" style:family="text">
      <style:text-properties style:font-name="Liberation Sans1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d4bfd"/>
    </style:style>
    <style:style style:name="T5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officeooo:rsid="0018ccb7" style:font-weight-asian="bold" style:font-weight-complex="bold"/>
    </style:style>
    <style:style style:name="T8" style:family="text">
      <style:text-properties officeooo:rsid="000edb9e"/>
    </style:style>
    <style:style style:name="T9" style:family="text">
      <style:text-properties officeooo:rsid="000f949c"/>
    </style:style>
    <style:style style:name="T10" style:family="text">
      <style:text-properties officeooo:rsid="0010917b"/>
    </style:style>
    <style:style style:name="T11" style:family="text">
      <style:text-properties officeooo:rsid="0013292f"/>
    </style:style>
    <style:style style:name="T12" style:family="text">
      <style:text-properties officeooo:rsid="00139b5b"/>
    </style:style>
    <style:style style:name="T13" style:family="text">
      <style:text-properties officeooo:rsid="00168439"/>
    </style:style>
    <style:style style:name="T14" style:family="text">
      <style:text-properties officeooo:rsid="0018cc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Activité : poignées de main</text:span></text:p>
      <text:h text:style-name="P1" text:outline-level="2">Introduction</text:h>
      <text:p text:style-name="P7"><text:span text:style-name="T13">3</text:span> élèves viennent devant la classe, et se serrent les mains.</text:p>
      <text:p text:style-name="P7">Combien de poignées de main ont été échangées ? <text:span text:style-name="T13">Et si une nouvelle personne arrive ?</text:span></text:p>
      <text:p text:style-name="P7">Mettre les tables en groupes.</text:p>
      <text:h text:style-name="P2" text:outline-level="2">Énoncé</text:h>
      <text:p text:style-name="P7">Qu’en est-il si les 939 élèves du collège se serrent la main ?</text:p>
      <text:h text:style-name="P1" text:outline-level="2">Déroulement</text:h>
      <text:p text:style-name="P9"><text:span text:style-name="T1">Les élèves réfléchissent en groupes. Toutes les 10/15 minutes (utiliser un chronomètre), un élève vient présenter une idée qu’il</text:span><text:span text:style-name="T4">·elle a eu pour avancer dans le problème.</text:span></text:p>
      <text:p text:style-name="P7"><text:span text:style-name="T4">I</text:span><text:span text:style-name="T3">l faut bien que les élèves réalisent que le problème peut être </text:span><text:span text:style-name="T5">abstrait</text:span><text:span text:style-name="T6">.</text:span></text:p>
      <text:h text:style-name="P1" text:outline-level="2">Résolution<text:span text:style-name="T8">s possibles :</text:span></text:h>
      <text:p text:style-name="P7">On peut utiliser :</text:p>
      <text:list xml:id="list1004105693" text:style-name="L1">
        <text:list-item>
          <text:p text:style-name="P8">Une résolution graphique en escalier :<text:line-break/><text:line-break/><text:line-break/><text:line-break/></text:p>
        </text:list-item>
        <text:list-item>
          <text:p text:style-name="P10">Résolution par paires : 1 + <text:span text:style-name="T1">939 </text:span>= 2 + 938 = 3 + 937 …</text:p>
        </text:list-item>
        <text:list-item>
          <text:p text:style-name="P10"><text:span text:style-name="T9">Un tableau : </text:span><text:span text:style-name="T10">On addition le nombre de personnes précédent :</text:span></text:p>
        </text:list-item>
      </text:list>
      <table:table table:name="Tableau1" table:style-name="Tableau1">
        <table:table-column table:style-name="Tableau1.A" table:number-columns-repeated="6"/>
        <table:table-row table:style-name="TableLine94742441188768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5</text:p>
          </table:table-cell>
          <table:table-cell table:style-name="Tableau1.F1" office:value-type="string">
            <text:p text:style-name="P6">6</text:p>
          </table:table-cell>
        </table:table-row>
        <table:table-row table:style-name="TableLine94742441188768"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P6">3</text:p>
          </table:table-cell>
          <table:table-cell table:style-name="Tableau1.A2" office:value-type="string">
            <text:p text:style-name="P6">6</text:p>
          </table:table-cell>
          <table:table-cell table:style-name="Tableau1.A2" office:value-type="string">
            <text:p text:style-name="P6">10</text:p>
          </table:table-cell>
          <table:table-cell table:style-name="Tableau1.F2" office:value-type="string">
            <text:p text:style-name="P6">15</text:p>
          </table:table-cell>
        </table:table-row>
      </table:table>
      <text:p text:style-name="Text_20_body">O<text:span text:style-name="T11">u : on multiplie la 1ère ligne par 0 → 0,5 → 1 → 1,5 → 2 → </text:span><text:span text:style-name="T12">2,5 →</text:span><text:span text:style-name="T11"> ... </text:span></text:p>
      <text:h text:style-name="P3" text:outline-level="2">Conclusion</text:h>
      <text:p text:style-name="P11">Présenter une variable, écrire n(n+1)/2.</text:p>
      <text:p text:style-name="P12">OU écrire 1 + 2 + 3 + … + n</text:p>
      <text:h text:style-name="P4" text:outline-level="2"><text:soft-page-break/>Notes</text:h>
      <text:p text:style-name="P13">Toutes les méthodes ne donnent pas la même formule : il faut bien voir que c’est équivalent !</text:p>
      <text:h text:style-name="P5" text:outline-level="2">Bonus</text:h>
      <text:p text:style-name="P14"><text:span text:style-name="T14">Si 91 poignées de mains ont été échangées, combien y-avait-il de personnes ? </text:span><text:span text:style-name="T7">(14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4-07T21:21:47.422882962</dc:date>
    <meta:editing-duration>PT18M57S</meta:editing-duration>
    <meta:editing-cycles>15</meta:editing-cycles>
    <meta:print-date>2022-04-07T21:29:38.492649033</meta:print-date>
    <meta:document-statistic meta:table-count="1" meta:image-count="0" meta:object-count="0" meta:page-count="2" meta:paragraph-count="35" meta:word-count="219" meta:character-count="1076" meta:non-whitespace-character-count="890"/>
  </office:meta>
</office:document-meta>
</file>